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11">
      <style:paragraph-properties style:writing-mode="lr-tb"/>
    </style:style>
    <style:style style:name="P9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11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 style:list-style-name="L12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 style:list-style-name="L8">
      <style:text-properties fo:font-size="12pt" style:font-size-asian="12pt" style:font-size-complex="12pt"/>
    </style:style>
    <style:style style:name="P16" style:family="paragraph" style:parent-style-name="Preformatted_20_Text" style:list-style-name="L9">
      <style:text-properties fo:font-size="12pt" style:font-size-asian="12pt" style:font-size-complex="12pt"/>
    </style:style>
    <style:style style:name="P17" style:family="paragraph" style:parent-style-name="Preformatted_20_Text">
      <style:text-properties fo:font-size="12pt" style:font-size-asian="12pt" style:font-size-complex="12pt"/>
    </style:style>
    <style:style style:name="P18" style:family="paragraph" style:parent-style-name="Preformatted_20_Text" style:list-style-name="L10">
      <style:text-properties fo:font-size="12pt" style:font-size-asian="12pt" style:font-size-complex="12pt"/>
    </style:style>
    <style:style style:name="P19" style:family="paragraph" style:parent-style-name="Preformatted_20_Text" style:list-style-name="L11">
      <style:text-properties fo:font-size="12pt" style:font-size-asian="12pt" style:font-size-complex="12pt"/>
    </style:style>
    <style:style style:name="P20" style:family="paragraph" style:parent-style-name="Preformatted_20_Text" style:list-style-name="L12">
      <style:text-properties fo:font-size="12pt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8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2">Protokoll zur Einrichtung des Barcode-Scanners mit Python</text:span></text:span></text:h>
      <text:h text:style-name="Heading_20_3" text:outline-level="3"><text:span text:style-name="Strong_20_Emphasis"><text:span text:style-name="T2">1. Voraussetzungen</text:span></text:span></text:h>
      <text:list text:style-name="L7">
        <text:list-item>
          <text:p text:style-name="P23"><text:span text:style-name="Strong_20_Emphasis"><text:span text:style-name="T2">Betriebssystem:</text:span></text:span><text:span text:style-name="T2"> Ubuntu (oder ein anderes Linux-basiertes System).</text:span></text:p>
        </text:list-item>
        <text:list-item>
          <text:p text:style-name="P22"><text:span text:style-name="Strong_20_Emphasis"><text:span text:style-name="T2">Python-Version:</text:span></text:span><text:span text:style-name="T2"> Mindestens Python 3.7 muss installiert sein.</text:span></text:p>
        </text:list-item>
      </text:list>
      <text:p text:style-name="P1"/>
      <text:h text:style-name="Heading_20_3" text:outline-level="3"><text:span text:style-name="Strong_20_Emphasis"><text:span text:style-name="T2">2. Installationsanleitung</text:span></text:span></text:h>
      <text:h text:style-name="Heading_20_4" text:outline-level="4"><text:span text:style-name="Strong_20_Emphasis"><text:span text:style-name="T2">2.1. Python und Virtual Environment vorbereiten</text:span></text:span></text:h>
      <text:list text:style-name="L8">
        <text:list-item>
          <text:p text:style-name="P24"><text:span text:style-name="Strong_20_Emphasis"><text:span text:style-name="T2">Überprüfe die Python-Installation:</text:span></text:span><text:span text:style-name="T2"><text:line-break/>Stelle sicher, dass Python bereits installiert ist:</text:span></text:p>
          <text:p text:style-name="P15">Schlag</text:p>
          <text:p text:style-name="P15">Code kopieren</text:p>
          <text:p text:style-name="P4"><text:span text:style-name="Source_20_Text"><text:span text:style-name="T2">python3 --version</text:span></text:span></text:p>
          <text:p text:style-name="P29">Falls nicht, installiere Python:</text:p>
          <text:p text:style-name="P15">Schlag</text:p>
          <text:p text:style-name="P15">Code kopieren</text:p>
          <text:p text:style-name="P5"><text:span text:style-name="Source_20_Text"><text:span text:style-name="T2">sudo apt update</text:span></text:span></text:p>
          <text:p text:style-name="P3"><text:span text:style-name="Source_20_Text"><text:span text:style-name="T2">sudo apt install python3 python3-pip python3-venv</text:span></text:span></text:p>
        </text:list-item>
        <text:list-item>
          <text:p text:style-name="P24"><text:span text:style-name="Strong_20_Emphasis"><text:span text:style-name="T2">Erstelle ein Verzeichnis für das Projekt:</text:span></text:span></text:p>
          <text:p text:style-name="P15">Schlag</text:p>
          <text:p text:style-name="P15">Code kopieren</text:p>
          <text:p text:style-name="P5"><text:span text:style-name="Source_20_Text"><text:span text:style-name="T2">mkdir Barcode-Scanner</text:span></text:span></text:p>
          <text:p text:style-name="P3"><text:span text:style-name="Source_20_Text"><text:span text:style-name="T2">cd Barcode-Scanner</text:span></text:span></text:p>
        </text:list-item>
        <text:list-item>
          <text:p text:style-name="P24"><text:span text:style-name="Strong_20_Emphasis"><text:span text:style-name="T2">Virtuelle Umgebung erstellen:</text:span></text:span><text:span text:style-name="T2"><text:line-break/>Eine virtuelle Umgebung hilft, Abhängigkeiten isoliert zu verwalten:</text:span></text:p>
          <text:p text:style-name="P15">Schlag</text:p>
          <text:p text:style-name="P15">Code kopieren</text:p>
          <text:p text:style-name="P5"><text:span text:style-name="Source_20_Text"><text:span text:style-name="T2">python3 -m venv venv</text:span></text:span></text:p>
          <text:p text:style-name="P3"><text:span text:style-name="Source_20_Text"><text:span text:style-name="T2">source venv/bin/activate</text:span></text:span></text:p>
        </text:list-item>
      </text:list>
      <text:p text:style-name="P1"/>
      <text:h text:style-name="Heading_20_4" text:outline-level="4"><text:span text:style-name="Strong_20_Emphasis"><text:span text:style-name="T2">2.2. Notwendige Python-Bibliotheken installieren</text:span></text:span></text:h>
      <text:p text:style-name="Text_20_body"><text:span text:style-name="T2">Nachdem die virtuelle Umgebung aktiviert ist (sichtbar durch </text:span><text:span text:style-name="Source_20_Text"><text:span text:style-name="T2">(venv)</text:span></text:span><text:span text:style-name="T2"> im Terminal), installiere die benötigten Bibliotheken:</text:span></text:p>
      <text:list text:style-name="L9">
        <text:list-item>
          <text:p text:style-name="P25"><text:span text:style-name="Strong_20_Emphasis"><text:span text:style-name="T2">Installiere OpenCV:</text:span></text:span></text:p>
          <text:p text:style-name="P16">Schlag</text:p>
          <text:p text:style-name="P16">Code kopieren</text:p>
          <text:p text:style-name="P6"><text:span text:style-name="Source_20_Text"><text:span text:style-name="T2">pip install opencv-python</text:span></text:span></text:p>
        </text:list-item>
        <text:list-item>
          <text:p text:style-name="P25"><text:soft-page-break/><text:span text:style-name="Strong_20_Emphasis"><text:span text:style-name="T2">Installiere pyzbar:</text:span></text:span><text:span text:style-name="T2"><text:line-break/>Diese Bibliothek wird für das Decodieren von Barcodes benötigt:</text:span></text:p>
          <text:p text:style-name="P16">Schlag</text:p>
          <text:p text:style-name="P16">Code kopieren</text:p>
          <text:p text:style-name="P6"><text:span text:style-name="Source_20_Text"><text:span text:style-name="T2">pip install pyzbar</text:span></text:span></text:p>
        </text:list-item>
        <text:list-item>
          <text:p text:style-name="P25"><text:span text:style-name="Strong_20_Emphasis"><text:span text:style-name="T2">Installiere NumPy:</text:span></text:span><text:span text:style-name="T2"><text:line-break/>NumPy wird von OpenCV und anderen Funktionen verwendet:</text:span></text:p>
          <text:p text:style-name="P16">Schlag</text:p>
          <text:p text:style-name="P16">Code kopieren</text:p>
          <text:p text:style-name="P6"><text:span text:style-name="Source_20_Text"><text:span text:style-name="T2">pip install numpy</text:span></text:span></text:p>
        </text:list-item>
      </text:list>
      <text:p text:style-name="P1"/>
      <text:h text:style-name="Heading_20_4" text:outline-level="4"><text:span text:style-name="Strong_20_Emphasis"><text:span text:style-name="T2">2.3. ZBar-Bibliothek installieren</text:span></text:span></text:h>
      <text:p text:style-name="Text_20_body"><text:span text:style-name="T2">Da </text:span><text:span text:style-name="Source_20_Text"><text:span text:style-name="T2">pyzbar</text:span></text:span><text:span text:style-name="T2"> die ZBar-Bibliothek als Backend benötigt, muss diese separat installiert werden:</text:span></text:p>
      <text:p text:style-name="P17">Schlag</text:p>
      <text:p text:style-name="P17">Code kopieren</text:p>
      <text:p text:style-name="P2"><text:span text:style-name="Source_20_Text"><text:span text:style-name="T2">sudo apt install libzbar0</text:span></text:span></text:p>
      <text:p text:style-name="P1"/>
      <text:h text:style-name="Heading_20_3" text:outline-level="3"><text:span text:style-name="Strong_20_Emphasis"><text:span text:style-name="T2">3. Projekt starten</text:span></text:span></text:h>
      <text:list text:style-name="L10">
        <text:list-item>
          <text:p text:style-name="P26"><text:span text:style-name="Strong_20_Emphasis"><text:span text:style-name="T2">Code in einer Datei speichern:</text:span></text:span><text:span text:style-name="T2"><text:line-break/>Speichere den Barcode-Scanner-Code in einer Datei namens </text:span><text:span text:style-name="Source_20_Text"><text:span text:style-name="T2">main.py</text:span></text:span><text:span text:style-name="T2"> im Projektverzeichnis.</text:span></text:p>
        </text:list-item>
        <text:list-item>
          <text:p text:style-name="P26"><text:span text:style-name="Strong_20_Emphasis"><text:span text:style-name="T2">Code ausführen:</text:span></text:span><text:span text:style-name="T2"><text:line-break/>Stelle sicher, dass die virtuelle Umgebung aktiv ist (mit </text:span><text:span text:style-name="Source_20_Text"><text:span text:style-name="T2">source venv/bin/activate</text:span></text:span><text:span text:style-name="T2">) und führe den Code aus:</text:span></text:p>
          <text:p text:style-name="P18">Schlag</text:p>
          <text:p text:style-name="P18">Code kopieren</text:p>
          <text:p text:style-name="P7"><text:span text:style-name="Source_20_Text"><text:span text:style-name="T2">python3 main.py</text:span></text:span></text:p>
        </text:list-item>
      </text:list>
      <text:p text:style-name="P1"/>
      <text:h text:style-name="Heading_20_3" text:outline-level="3"><text:span text:style-name="Strong_20_Emphasis"><text:span text:style-name="T2">4. Hinweise und Tipps</text:span></text:span></text:h>
      <text:list text:style-name="L11">
        <text:list-item>
          <text:p text:style-name="P27"><text:span text:style-name="Strong_20_Emphasis"><text:span text:style-name="T2">Kamera-Zugriff:</text:span></text:span><text:span text:style-name="T2"><text:line-break/>Stelle sicher, dass die Kamera funktioniert und die Berechtigung zum Zugriff erteilt wurde.<text:line-break/>Überprüfe die Kamera mit dem Befehl:</text:span></text:p>
          <text:p text:style-name="P19">Schlag</text:p>
          <text:p text:style-name="P19">Code kopieren</text:p>
          <text:p text:style-name="P10"><text:span text:style-name="Source_20_Text"><text:span text:style-name="T2">v4l2-ctl --list-devices</text:span></text:span></text:p>
        </text:list-item>
        <text:list-item>
          <text:p text:style-name="P27"><text:soft-page-break/><text:span text:style-name="Strong_20_Emphasis"><text:span text:style-name="T2">Einstellungen für FPS und Auflösung:</text:span></text:span><text:span text:style-name="T2"><text:line-break/>Die Auflösung und Bildrate können im Code angepasst werden, um die Performance zu optimieren:</text:span></text:p>
          <text:p text:style-name="P19">Python</text:p>
          <text:p text:style-name="P19">Code kopieren</text:p>
          <text:p text:style-name="P11"><text:span text:style-name="Source_20_Text"><text:span text:style-name="T2">cap.set(cv2.CAP_PROP_FPS, 10) <text:s/># 10 FPS</text:span></text:span></text:p>
          <text:p text:style-name="P8"><text:span text:style-name="Source_20_Text"><text:span text:style-name="T2">cap.set(cv2.CAP_PROP_FRAME_WIDTH, 640)</text:span></text:span></text:p>
          <text:p text:style-name="P9"><text:span text:style-name="Source_20_Text"><text:span text:style-name="T2">cap.set(cv2.CAP_PROP_FRAME_HEIGHT, 480)</text:span></text:span></text:p>
        </text:list-item>
        <text:list-item>
          <text:p text:style-name="P27"><text:span text:style-name="Strong_20_Emphasis"><text:span text:style-name="T2">Abbruch:</text:span></text:span><text:span text:style-name="T2"><text:line-break/>Um das Programm zu beenden, drücke im Anzeigefenster die </text:span><text:span text:style-name="Source_20_Text"><text:span text:style-name="T2">q</text:span></text:span><text:span text:style-name="T2">-Taste.</text:span></text:p>
        </text:list-item>
      </text:list>
      <text:p text:style-name="P1"/>
      <text:h text:style-name="Heading_20_3" text:outline-level="3"><text:span text:style-name="Strong_20_Emphasis"><text:span text:style-name="T2">5. Fehlerbehebung</text:span></text:span></text:h>
      <text:list text:style-name="L12">
        <text:list-item>
          <text:p text:style-name="P28"><text:span text:style-name="Strong_20_Emphasis"><text:span text:style-name="T2">Fehlende ZBar-Bibliothek:</text:span></text:span><text:span text:style-name="T2"><text:line-break/>Falls die Fehlermeldung </text:span><text:span text:style-name="Source_20_Text"><text:span text:style-name="T2">Unable to find zbar shared library</text:span></text:span><text:span text:style-name="T2"> erscheint, überprüfe die Installation von </text:span><text:span text:style-name="Source_20_Text"><text:span text:style-name="T2">libzbar0</text:span></text:span><text:span text:style-name="T2">:</text:span></text:p>
          <text:p text:style-name="P20">Schlag</text:p>
          <text:p text:style-name="P20">Code kopieren</text:p>
          <text:p text:style-name="P13"><text:span text:style-name="Source_20_Text"><text:span text:style-name="T2">sudo apt install libzbar0</text:span></text:span></text:p>
        </text:list-item>
        <text:list-item>
          <text:p text:style-name="P28"><text:span text:style-name="Strong_20_Emphasis"><text:span text:style-name="T2">ModuleNotFoundError (z. B. </text:span></text:span><text:span text:style-name="Strong_20_Emphasis"><text:span text:style-name="Source_20_Text"><text:span text:style-name="T2">cv2</text:span></text:span></text:span><text:span text:style-name="Strong_20_Emphasis"><text:span text:style-name="T2"> oder </text:span></text:span><text:span text:style-name="Strong_20_Emphasis"><text:span text:style-name="Source_20_Text"><text:span text:style-name="T2">pyzbar</text:span></text:span></text:span><text:span text:style-name="Strong_20_Emphasis"><text:span text:style-name="T2">):</text:span></text:span><text:span text:style-name="T2"><text:line-break/>Stelle sicher, dass die virtuelle Umgebung aktiv ist und die Bibliotheken installiert wurden:</text:span></text:p>
          <text:p text:style-name="P20">Schlag</text:p>
          <text:p text:style-name="P20">Code kopieren</text:p>
          <text:p text:style-name="P14"><text:span text:style-name="Source_20_Text"><text:span text:style-name="T2">source venv/bin/activate</text:span></text:span></text:p>
          <text:p text:style-name="P12"><text:span text:style-name="Source_20_Text"><text:span text:style-name="T2">pip install opencv-python pyzbar numpy</text:span></text:span></text:p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1:59.790868043</meta:creation-date>
    <dc:date>2024-12-16T14:34:51.044613144</dc:date>
    <meta:editing-duration>PT2M54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72" meta:word-count="376" meta:character-count="2692" meta:non-whitespace-character-count="2419"/>
  </office:meta>
</office:document-meta>
</file>